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AreaDescriptor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bjectAreaDescriptor.ObjectAreaDescriptor( int width , int height , int widthRes , int height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